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40f9c" officeooo:paragraph-rsid="00040f9c"/>
    </style:style>
    <style:style style:name="P2" style:family="paragraph" style:parent-style-name="Text_20_body">
      <style:text-properties officeooo:rsid="0006e4e2" officeooo:paragraph-rsid="0006e4e2"/>
    </style:style>
    <style:style style:name="P3" style:family="paragraph" style:parent-style-name="Text_20_body">
      <style:text-properties officeooo:rsid="0005e1d5" officeooo:paragraph-rsid="0005e1d5"/>
    </style:style>
    <style:style style:name="P4" style:family="paragraph" style:parent-style-name="Heading_20_1">
      <style:text-properties officeooo:rsid="0006e4e2" officeooo:paragraph-rsid="0006e4e2"/>
    </style:style>
    <style:style style:name="P5" style:family="paragraph" style:parent-style-name="Text_20_body" style:list-style-name="L1">
      <style:text-properties officeooo:rsid="0006e4e2" officeooo:paragraph-rsid="0006e4e2"/>
    </style:style>
    <style:style style:name="P6" style:family="paragraph" style:parent-style-name="Text_20_body" style:list-style-name="L2">
      <style:text-properties officeooo:rsid="0006e4e2" officeooo:paragraph-rsid="0006e4e2"/>
    </style:style>
    <style:style style:name="P7" style:family="paragraph" style:parent-style-name="Text_20_body" style:list-style-name="L3">
      <style:text-properties officeooo:rsid="0006e4e2" officeooo:paragraph-rsid="0006e4e2"/>
    </style:style>
    <style:style style:name="P8" style:family="paragraph" style:parent-style-name="Text_20_body" style:list-style-name="L4">
      <style:text-properties officeooo:rsid="0006e4e2" officeooo:paragraph-rsid="0006e4e2"/>
    </style:style>
    <style:style style:name="P9" style:family="paragraph" style:parent-style-name="Text_20_body" style:list-style-name="L5">
      <style:text-properties officeooo:rsid="0006e4e2" officeooo:paragraph-rsid="0006e4e2"/>
    </style:style>
    <style:style style:name="P10" style:family="paragraph" style:parent-style-name="Text_20_body" style:list-style-name="L1">
      <style:text-properties officeooo:rsid="00087c77" officeooo:paragraph-rsid="00087c77"/>
    </style:style>
    <style:style style:name="P11" style:family="paragraph" style:parent-style-name="Text_20_body" style:list-style-name="L5">
      <style:text-properties officeooo:rsid="00087c77" officeooo:paragraph-rsid="00087c77"/>
    </style:style>
    <style:style style:name="P12" style:family="paragraph" style:parent-style-name="Text_20_body" style:list-style-name="L2">
      <style:text-properties officeooo:rsid="0009bb5c" officeooo:paragraph-rsid="0009bb5c"/>
    </style:style>
    <style:style style:name="P13" style:family="paragraph" style:parent-style-name="Text_20_body" style:list-style-name="L5">
      <style:text-properties officeooo:rsid="0009bb5c" officeooo:paragraph-rsid="0009bb5c"/>
    </style:style>
    <style:style style:name="P14" style:family="paragraph" style:parent-style-name="Text_20_body" style:list-style-name="L3">
      <style:text-properties officeooo:rsid="000ad4c9" officeooo:paragraph-rsid="000ad4c9"/>
    </style:style>
    <style:style style:name="P15" style:family="paragraph" style:parent-style-name="Text_20_body" style:list-style-name="L5">
      <style:text-properties officeooo:rsid="000bb8d2" officeooo:paragraph-rsid="000bb8d2"/>
    </style:style>
    <style:style style:name="T1" style:family="text">
      <style:text-properties officeooo:rsid="0006e4e2"/>
    </style:style>
    <style:style style:name="T2" style:family="text">
      <style:text-properties officeooo:rsid="00087c77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87c77"/>
    </style:style>
    <style:style style:name="T5" style:family="text">
      <style:text-properties officeooo:rsid="0009bb5c"/>
    </style:style>
    <style:style style:name="T6" style:family="text">
      <style:text-properties officeooo:rsid="000bb8d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tial Research</text:p>
      <text:h text:style-name="Heading_20_1" text:outline-level="1">Problem:</text:h>
      <text:p text:style-name="P3">A webapp to handle ke<text:span text:style-name="T1">e</text:span>ping track of leaderbord of a sailng siris and calulate scores.</text:p>
      <text:p text:style-name="P2">Rules</text:p>
      <text:list xml:id="list1447929209" text:style-name="L1">
        <text:list-item>
          <text:p text:style-name="P5">score calculation based on time and hadicap (<text:span text:style-name="T2">(time*1000)/hanicap</text:span>)</text:p>
        </text:list-item>
        <text:list-item>
          <text:p text:style-name="P10">each race ranked from 1<text:span text:style-name="T3">st</text:span> - last</text:p>
        </text:list-item>
        <text:list-item>
          <text:p text:style-name="P5"><text:span text:style-name="T2">siries score given by 1</text:span><text:span text:style-name="T4">st</text:span><text:span text:style-name="T2"> = 1 2</text:span><text:span text:style-name="T4">nd</text:span><text:span text:style-name="T2"> = 2. </text:span>lowest score wins</text:p>
        </text:list-item>
        <text:list-item>
          <text:p text:style-name="P5">large score added for those who do not enter race (how much?)</text:p>
        </text:list-item>
        <text:list-item>
          <text:p text:style-name="P10">slightly less large for people who did not finnish</text:p>
        </text:list-item>
        <text:list-item>
          <text:p text:style-name="P5">medium score added for shore officers</text:p>
        </text:list-item>
      </text:list>
      <text:p text:style-name="P2">desired things</text:p>
      <text:list xml:id="list973981002" text:style-name="L2">
        <text:list-item>
          <text:p text:style-name="P6">people can enter race (entered or do it themselves)</text:p>
        </text:list-item>
        <text:list-item>
          <text:p text:style-name="P6">people can enter as many or as few races as they like</text:p>
        </text:list-item>
        <text:list-item>
          <text:p text:style-name="P12">people can use different boats for each race</text:p>
        </text:list-item>
      </text:list>
      <text:list xml:id="list2463319600" text:style-name="L3">
        <text:list-item>
          <text:p text:style-name="P7">like exell spreadsheet but interactive</text:p>
        </text:list-item>
        <text:list-item>
          <text:p text:style-name="P7">all can access it to see leaderbourd</text:p>
        </text:list-item>
        <text:list-item>
          <text:p text:style-name="P7">entry is a person with a boat</text:p>
        </text:list-item>
        <text:list-item>
          <text:p text:style-name="P7">boats are pre-defined (drop down menu)</text:p>
        </text:list-item>
        <text:list-item>
          <text:p text:style-name="P14">maybe discard worst races if you have been in enough?</text:p>
        </text:list-item>
      </text:list>
      <text:p text:style-name="P2">extensions</text:p>
      <text:list xml:id="list3413577185" text:style-name="L4">
        <text:list-item>
          <text:p text:style-name="P8">app to help collect times</text:p>
        </text:list-item>
      </text:list>
      <text:p text:style-name="P2"/>
      <text:h text:style-name="P4" text:outline-level="1"/>
      <text:p text:style-name="P2"/>
      <text:p text:style-name="P2"/>
      <text:p text:style-name="P2"/>
      <text:p text:style-name="P2"/>
      <text:p text:style-name="P2"/>
      <text:h text:style-name="P4" text:outline-level="1"><text:soft-page-break/>Questions</text:h>
      <text:list xml:id="list2091282904" text:style-name="L5">
        <text:list-item>
          <text:p text:style-name="P9">Security</text:p>
          <text:list>
            <text:list-item>
              <text:p text:style-name="P9">who can enter scores? Anyone? Only race person?</text:p>
            </text:list-item>
            <text:list-item>
              <text:p text:style-name="P9">Who can view leader-board?</text:p>
            </text:list-item>
            <text:list-item>
              <text:p text:style-name="P9">Who can enter into races?</text:p>
            </text:list-item>
            <text:list-item>
              <text:p text:style-name="P9">How is access controlled</text:p>
            </text:list-item>
          </text:list>
        </text:list-item>
        <text:list-item>
          <text:p text:style-name="P9">Different series</text:p>
          <text:list>
            <text:list-item>
              <text:p text:style-name="P9">how are different series managed?</text:p>
            </text:list-item>
            <text:list-item>
              <text:p text:style-name="P9">Old data kept?</text:p>
            </text:list-item>
            <text:list-item>
              <text:p text:style-name="P9">Backups?</text:p>
            </text:list-item>
            <text:list-item>
              <text:p text:style-name="P11">Ending s<text:span text:style-name="T6">e</text:span>r<text:span text:style-name="T6">ie</text:span>s and starting new ones. How to stop accidentally doing this?</text:p>
            </text:list-item>
            <text:list-item>
              <text:p text:style-name="P11">Are there many different s<text:span text:style-name="T6">e</text:span>ri<text:span text:style-name="T6">e</text:span>s going on at once</text:p>
            </text:list-item>
          </text:list>
        </text:list-item>
        <text:list-item>
          <text:p text:style-name="P9">Spreadsheet like or popups?</text:p>
          <text:list>
            <text:list-item>
              <text:p text:style-name="P9">Guy wanted it to do like a spreadsheet</text:p>
            </text:list-item>
            <text:list-item>
              <text:p text:style-name="P9">popup wizards for entering people instead?</text:p>
            </text:list-item>
            <text:list-item>
              <text:p text:style-name="P15">Hybrid of the two?</text:p>
            </text:list-item>
            <text:list-item>
              <text:p text:style-name="P9">How to enter many people at once?</text:p>
            </text:list-item>
          </text:list>
        </text:list-item>
        <text:list-item>
          <text:p text:style-name="P11">Hosting</text:p>
          <text:list>
            <text:list-item>
              <text:p text:style-name="P11">local instance per club?</text:p>
            </text:list-item>
            <text:list-item>
              <text:p text:style-name="P11">Multiple clubs?</text:p>
            </text:list-item>
            <text:list-item>
              <text:p text:style-name="P13">Who has account?</text:p>
            </text:list-item>
          </text:list>
        </text:list-item>
        <text:list-item>
          <text:p text:style-name="P11">Non standar<text:span text:style-name="T5">d</text:span> boats? New boats?</text:p>
        </text:list-item>
        <text:list-item>
          <text:p text:style-name="P13">Python flask or django?</text:p>
          <text:list>
            <text:list-header>
              <text:p text:style-name="P9"/>
            </text:list-header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6:10:26.371462680</meta:creation-date>
    <meta:editing-duration>PT29M2S</meta:editing-duration>
    <meta:editing-cycles>4</meta:editing-cycles>
    <meta:generator>LibreOffice/7.3.6.2$Linux_X86_64 LibreOffice_project/30$Build-2</meta:generator>
    <dc:date>2022-10-31T16:20:14.301521243</dc:date>
    <meta:document-statistic meta:table-count="0" meta:image-count="0" meta:object-count="0" meta:page-count="2" meta:paragraph-count="45" meta:word-count="287" meta:character-count="1448" meta:non-whitespace-character-count="1243"/>
  </office:meta>
</office:document-meta>
</file>